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5-09-22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5-08-27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5-07-2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5-06-25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5-05-3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5-04-29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5-03-31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5-02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5-01-29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4-12-30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4-11-2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4-10-29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4-10-28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4-09-30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4-08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4-07-3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4-06-27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4-05-29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4-04-29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4-03-26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4-02-27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4-01-2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3-12-2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3-11-27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3-10-23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3-09-27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3-08-30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3-07-27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3-06-28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3-05-30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3-04-25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3-03-28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3-02-27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3-01-30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2-12-2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2-11-2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2-10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2-09-23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2-08-30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2-07-28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2-06-27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2-05-2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2-04-26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2-03-28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2-02-23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2-01-25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1-12-27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1-11-2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1-10-29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1-09-23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1-08-30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1-07-26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1-06-28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1-05-26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1-04-27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1-03-29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1-02-23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1-01-27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0-12-18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0-11-20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0-10-28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0-09-2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0-08-26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0-07-3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0-06-26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0-05-26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0-04-30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0-02-24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20-01-2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9-12-23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9-11-22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9-10-31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9-09-25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9-08-29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9-07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9-06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9-05-31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9-04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9-03-21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9-02-2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9-01-31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8-12-21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8-11-29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8-10-26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8-09-26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8-08-2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8-07-30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8-06-2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8-05-3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8-04-27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8-03-3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8-02-2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8-02-01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7-12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7-11-2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7-10-31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7-09-28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7-08-28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7-07-26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7-06-29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7-05-25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7-04-28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7-03-3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7-02-23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7-01-31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6-12-2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6-11-28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6-10-25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6-09-2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6-08-31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6-07-28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6-06-28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6-06-22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6-05-27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6-04-25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6-03-2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6-01-2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5-12-30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5-11-20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5-10-26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5-09-2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5-08-2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5-07-27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5-07-01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5-05-28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5-04-22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5-03-26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5-01-26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4-12-16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4-11-2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4-10-29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4-09-2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4-08-2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4-07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4-06-2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4-05-29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4-04-28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4-03-25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4-01-28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3-12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3-11-25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3-10-25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3-09-27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3-08-2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3-07-2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3-06-2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3-05-29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3-04-26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3-03-21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3-01-3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2-12-2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2-11-29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2-11-0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2-09-25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2-08-3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2-07-2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2-06-28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2-05-30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2-04-25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2-03-2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2-02-27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2-01-30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1-12-2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1-11-29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1-10-25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1-09-27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1-09-0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1-07-2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1-06-28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1-05-2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1-04-2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1-03-3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1-02-22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0-12-21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0-11-30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0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0-09-2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0-08-31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0-07-27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0-06-29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0-05-21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0-04-27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0-03-31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0-02-24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10-01-2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9-12-23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9-11-2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9-10-28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9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9-08-3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9-07-29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9-06-30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9-05-27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9-04-28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9-03-24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9-02-26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9-01-3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8-12-22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8-11-28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8-10-29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8-09-26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8-08-26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8-06-26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8-05-2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8-04-2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8-03-24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8-02-26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8-01-23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7-12-27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7-11-30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7-10-29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7-09-20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7-08-2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7-07-30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7-06-2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7-05-30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7-04-26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7-03-30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7-02-27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7-01-29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6-11-28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6-10-31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6-09-2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6-08-28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6-07-26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6-06-28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6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6-04-2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6-03-27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6-01-26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5-12-29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5-11-28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5-10-31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200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8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6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6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6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5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5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5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5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5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5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4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4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4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4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3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3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3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3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3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9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89-06-0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88-07-2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88-05-25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87-08-30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25072185602</text:p>
          </table:table-cell>
          <table:table-cell office:value-type="string" calcext:value-type="string">
            <text:p>CT-MS <text:s text:c="3"/>46</text:p>
          </table:table-cell>
          <table:table-cell office:value-type="string" calcext:value-type="string">
            <text:p>198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6" meta:object-count="0"/>
    <meta:user-defined meta:name="AppVersion">3.0</meta:user-defined>
  </office:meta>
</office:document-meta>
</file>